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49854166666667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3.413125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Time elapsed was 55ns or 0.000000055s</text:p>
          </table:table-cell>
          <table:table-cell office:value-type="float" office:value="55" table:style-name="ce1">
            <text:p>55</text:p>
          </table:table-cell>
          <table:table-cell office:value-type="float" office:value="5.5000000000000003E-8" table:style-name="ce1">
            <text:p>0.000000055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49ns or 0.000000049s</text:p>
          </table:table-cell>
          <table:table-cell office:value-type="float" office:value="49" table:style-name="ce1">
            <text:p>49</text:p>
          </table:table-cell>
          <table:table-cell office:value-type="float" office:value="4.9000000000000002E-8" table:style-name="ce1">
            <text:p>0.0000000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52ns or 0.000000052s</text:p>
          </table:table-cell>
          <table:table-cell office:value-type="float" office:value="52" table:style-name="ce1">
            <text:p>52</text:p>
          </table:table-cell>
          <table:table-cell office:value-type="float" office:value="5.2000000000000002E-8" table:style-name="ce1">
            <text:p>0.000000052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57ns or 0.000000057s</text:p>
          </table:table-cell>
          <table:table-cell office:value-type="float" office:value="57" table:style-name="ce1">
            <text:p>57</text:p>
          </table:table-cell>
          <table:table-cell office:value-type="float" office:value="5.7000000000000001E-8" table:style-name="ce1">
            <text:p>0.00000005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47ns or 0.000000047s</text:p>
          </table:table-cell>
          <table:table-cell office:value-type="float" office:value="47" table:style-name="ce1">
            <text:p>47</text:p>
          </table:table-cell>
          <table:table-cell office:value-type="float" office:value="4.6999999999999997E-8" table:style-name="ce1">
            <text:p>0.000000047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59ns or 0.000000059s</text:p>
          </table:table-cell>
          <table:table-cell office:value-type="float" office:value="59" table:style-name="ce1">
            <text:p>59</text:p>
          </table:table-cell>
          <table:table-cell office:value-type="float" office:value="5.8999999999999999E-8" table:style-name="ce1">
            <text:p>0.00000005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54ns or 0.000000054s</text:p>
          </table:table-cell>
          <table:table-cell office:value-type="float" office:value="54" table:style-name="ce1">
            <text:p>54</text:p>
          </table:table-cell>
          <table:table-cell office:value-type="float" office:value="5.4E-8" table:style-name="ce1">
            <text:p>0.000000054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49ns or 0.000000049s</text:p>
          </table:table-cell>
          <table:table-cell office:value-type="float" office:value="49" table:style-name="ce1">
            <text:p>49</text:p>
          </table:table-cell>
          <table:table-cell office:value-type="float" office:value="4.9000000000000002E-8" table:style-name="ce1">
            <text:p>0.000000049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61ns or 0.000000061s</text:p>
          </table:table-cell>
          <table:table-cell office:value-type="float" office:value="61" table:style-name="ce1">
            <text:p>61</text:p>
          </table:table-cell>
          <table:table-cell office:value-type="float" office:value="6.1000000000000004E-8" table:style-name="ce1">
            <text:p>0.000000061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Time elapsed was 54ns or 0.000000054s</text:p>
          </table:table-cell>
          <table:table-cell office:value-type="float" office:value="54" table:style-name="ce1">
            <text:p>54</text:p>
          </table:table-cell>
          <table:table-cell office:value-type="float" office:value="5.4E-8" table:style-name="ce1">
            <text:p>0.000000054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verage:</text:p>
          </table:table-cell>
          <table:table-cell office:value-type="float" office:value="53.7" table:formula="of:=AVERAGE([.B1:.B10])" table:style-name="ce1">
            <text:p>53.7</text:p>
          </table:table-cell>
          <table:table-cell office:value-type="float" office:value="5.3699999999999998E-8" table:formula="of:=AVERAGE([.C1:.C10])" table:style-name="ce1">
            <text:p>5.37E-08</text:p>
          </table:table-cell>
          <table:table-cell table:number-columns-repeated="1638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Prashant</dc:creator>
    <meta:creation-date>2019-12-26T15:24:06Z</meta:creation-date>
    <dc:date>2019-12-26T15:08:54Z</dc:date>
    <meta:editing-cycles>1</meta:editing-cycles>
    <meta:editing-duration>PT559S</meta:editing-duration>
  </office:meta>
</office:document-meta>
</file>